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44.4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/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Precio</text:p>
          </table:table-cell>
          <table:table-cell table:style-name="ce1" office:value-type="string" calcext:value-type="string">
            <text:p>amazon</text:p>
          </table:table-cell>
          <table:table-cell table:style-name="ce1" office:value-type="string" calcext:value-type="string">
            <text:p>Precio</text:p>
          </table:table-cell>
          <table:table-cell table:style-name="ce1" office:value-type="string" calcext:value-type="string">
            <text:p>AliExpress</text:p>
          </table:table-cell>
          <table:table-cell table:style-name="ce1" office:value-type="string" calcext:value-type="string">
            <text:p>Precio</text:p>
          </table:table-cell>
          <table:table-cell table:style-name="ce1" office:value-type="string" calcext:value-type="string">
            <text:p>Bricogeek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 calcext:value-type="string">
            <text:p>ESP8266 NodeMCU Lolin V3</text:p>
          </table:table-cell>
          <table:table-cell table:style-name="ce1" office:value-type="float" office:value="4.4" calcext:value-type="float">
            <text:p>4.4</text:p>
          </table:table-cell>
          <table:table-cell table:style-name="ce4" office:value-type="string" calcext:value-type="string">
            <text:p><text:a xlink:href="https://www.amazon.es/dp/B074Q27ZBQ/ref=sspa_dk_detail_2?pd_rd_i=B074Q27ZBQ&amp;pd_rd_w=4EsNf&amp;pf_rd_p=d0bf136a-58ec-48f9-8cd7-ad11092293d1&amp;pd_rd_wg=GM8l6&amp;pf_rd_r=58HNTMKMJGD7Q06R5JDY&amp;pd_rd_r=5b605aa9-6045-4b3e-adbc-a07bb2699c6b&amp;smid=A1X7QLRQH87QA3&amp;spLa=ZW5jcnlwdGVkUXVhbGlmaWVyPUEyUFRIUFJBTVYzQlBCJmVuY3J5cHRlZElkPUExMDQ0NjExMllRMEg0Q1UyTUdITCZlbmNyeXB0ZWRBZElkPUEwODcyNjc4MUxMRUEyWEpYMTBXWCZ3aWRnZXROYW1lPXNwX2RldGFpbCZhY3Rpb249Y2xpY2tSZWRpcmVjdCZkb05vdExvZ0NsaWNrPXRydWU&amp;th=1" xlink:type="simple">https://www.amazon.es/dp/B074Q27ZBQ/ref=sspa_dk_detail_2?pd_rd_i=B074Q27ZBQ&amp;pd_rd_w=4EsNf&amp;pf_rd_p=d0bf136a-58ec-48f9-8cd7-ad11092293d1&amp;pd_rd_wg=GM8l6&amp;pf_rd_r=58HNTMKMJGD7Q06R5JDY&amp;pd_rd_r=5b605aa9-6045-4b3e-adbc-a07bb2699c6b&amp;smid=A1X7QLRQH87QA3&amp;spLa=ZW5jcnlwdGVkUXVhbGlmaWVyPUEyUFRIUFJBTVYzQlBCJmVuY3J5cHRlZElkPUExMDQ0NjExMllRMEg0Q1UyTUdITCZlbmNyeXB0ZWRBZElkPUEwODcyNjc4MUxMRUEyWEpYMTBXWCZ3aWRnZXROYW1lPXNwX2RldGFpbCZhY3Rpb249Y2xpY2tSZWRpcmVjdCZkb05vdExvZ0NsaWNrPXRydWU&amp;th=1</text:a></text:p>
          </table:table-cell>
          <table:table-cell table:style-name="ce1" office:value-type="float" office:value="1.9" calcext:value-type="float">
            <text:p>1.9</text:p>
          </table:table-cell>
          <table:table-cell table:style-name="ce3" office:value-type="string" calcext:value-type="string">
            <text:p><text:a xlink:href="https://es.aliexpress.com/item/4000055280006.html?spm=a2g0o.productlist.0.0.293b1ec4VjudoI&amp;algo_pvid=f5fa22bc-4488-41e3-843b-9744ab0eba9e&amp;algo_expid=f5fa22bc-4488-41e3-843b-9744ab0eba9e-0&amp;btsid=2100bde116107297080344617ebfb4&amp;ws_ab_test=searchweb0_0,searchweb201602_,searchweb201603_" xlink:type="simple">https://es.aliexpress.com/item/4000055280006.html?spm=a2g0o.productlist.0.0.293b1ec4VjudoI&amp;algo_pvid=f5fa22bc-4488-41e3-843b-9744ab0eba9e&amp;algo_expid=f5fa22bc-4488-41e3-843b-9744ab0eba9e-0&amp;btsid=2100bde116107297080344617ebfb4&amp;ws_ab_test=searchweb0_0,searchweb201602_,searchweb201603_</text:a></text:p>
          </table:table-cell>
          <table:table-cell table:style-name="ce1" office:value-type="float" office:value="4.1" calcext:value-type="float">
            <text:p>4.1</text:p>
          </table:table-cell>
          <table:table-cell table:style-name="ce3" office:value-type="string" calcext:value-type="string">
            <text:p><text:a xlink:href="https://tienda.bricogeek.com/wifi/1033-nodemcu-v3-wifi-esp8266-ch340.html?search_query=esp8266&amp;results=22" xlink:type="simple">https://tienda.bricogeek.com/wifi/1033-nodemcu-v3-wifi-esp8266-ch340.html?search_query=esp8266&amp;results=22</text:a>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 calcext:value-type="string">
            <text:p>Sensor CO2: CCS811</text:p>
          </table:table-cell>
          <table:table-cell table:style-name="ce1" office:value-type="float" office:value="13.99" calcext:value-type="float">
            <text:p>13.99</text:p>
          </table:table-cell>
          <table:table-cell table:style-name="ce4" office:value-type="string" calcext:value-type="string">
            <text:p><text:a xlink:href="https://www.amazon.es/KEYESTUDIO-Quality-Arduino-Monoxide-Numeric/dp/B08GP947QS/ref=sr_1_4?__mk_es_ES=%C3%85M%C3%85%C5%BD%C3%95%C3%91&amp;dchild=1&amp;keywords=sensor+co2+arduino+ccs811&amp;qid=1611816077&amp;sr=8-4" xlink:type="simple">https://www.amazon.es/KEYESTUDIO-Quality-Arduino-Monoxide-Numeric/dp/B08GP947QS/ref=sr_1_4?__mk_es_ES=%C3%85M%C3%85%C5%BD%C3%95%C3%91&amp;dchild=1&amp;keywords=sensor+co2+arduino+ccs811&amp;qid=1611816077&amp;sr=8-4</text:a></text:p>
          </table:table-cell>
          <table:table-cell table:style-name="ce1" office:value-type="float" office:value="9.1" calcext:value-type="float">
            <text:p>9.1</text:p>
          </table:table-cell>
          <table:table-cell table:style-name="ce3" office:value-type="string" calcext:value-type="string">
            <text:p><text:a xlink:href="https://es.aliexpress.com/item/4000073907942.html?spm=a2g0o.productlist.0.0.6f007bdazOgAaB&amp;algo_pvid=18d2b4fe-cb58-4558-9648-507a5c4b7029&amp;algo_expid=18d2b4fe-cb58-4558-9648-507a5c4b7029-27&amp;btsid=2100bddf16107297842997357e9631&amp;ws_ab_test=searchweb0_0,searchweb201602_,searchweb201603_" xlink:type="simple">https://es.aliexpress.com/item/4000073907942.html?spm=a2g0o.productlist.0.0.6f007bdazOgAaB&amp;algo_pvid=18d2b4fe-cb58-4558-9648-507a5c4b7029&amp;algo_expid=18d2b4fe-cb58-4558-9648-507a5c4b7029-27&amp;btsid=2100bddf16107297842997357e9631&amp;ws_ab_test=searchweb0_0,searchweb201602_,searchweb201603_</text:a></text:p>
          </table:table-cell>
          <table:table-cell table:style-name="ce1" office:value-type="float" office:value="19.95" calcext:value-type="float">
            <text:p>19.95</text:p>
          </table:table-cell>
          <table:table-cell table:style-name="ce3" office:value-type="string" calcext:value-type="string">
            <text:p><text:a xlink:href="https://tienda.bricogeek.com/sensores-gas/1508-sensor-de-calidad-del-aire-ccs811-voc-y-co2.html?search_query=CO2&amp;results=4" xlink:type="simple">https://tienda.bricogeek.com/sensores-gas/1508-sensor-de-calidad-del-aire-ccs811-voc-y-co2.html?search_query=CO2&amp;results=4</text:a>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 calcext:value-type="string">
            <text:p>Sensor Temp e Humid.: DHT11</text:p>
          </table:table-cell>
          <table:table-cell table:style-name="ce1" office:value-type="float" office:value="2.2" calcext:value-type="float">
            <text:p>2.2</text:p>
          </table:table-cell>
          <table:table-cell table:style-name="ce4" office:value-type="string" calcext:value-type="string">
            <text:p><text:a xlink:href="https://www.amazon.es/WINGONEER-humedad-temperatura-frambuesa-Arduino/dp/B06XHJ1BPC/ref=sr_1_18?__mk_es_ES=%C3%85M%C3%85%C5%BD%C3%95%C3%91&amp;dchild=1&amp;keywords=sensor+temperatura+arduino&amp;qid=1610729434&amp;sr=8-18" xlink:type="simple">https://www.amazon.es/WINGONEER-humedad-temperatura-frambuesa-Arduino/dp/B06XHJ1BPC/ref=sr_1_18?__mk_es_ES=%C3%85M%C3%85%C5%BD%C3%95%C3%91&amp;dchild=1&amp;keywords=sensor+temperatura+arduino&amp;qid=1610729434&amp;sr=8-18</text:a></text:p>
          </table:table-cell>
          <table:table-cell table:style-name="ce1" office:value-type="float" office:value="0.54" calcext:value-type="float">
            <text:p>0.54</text:p>
          </table:table-cell>
          <table:table-cell table:style-name="ce3" office:value-type="string" calcext:value-type="string">
            <text:p><text:a xlink:href="https://es.aliexpress.com/item/1005001621864387.html?spm=a2g0o.productlist.0.0.1fdd43b3UkRIUy&amp;algo_pvid=a00f1170-8bc7-4a5c-9197-c5f35209136e&amp;algo_expid=a00f1170-8bc7-4a5c-9197-c5f35209136e-0&amp;btsid=2100bdf116107298835126362ec475&amp;ws_ab_test=searchweb0_0,searchweb201602_,searchweb201603_" xlink:type="simple">https://es.aliexpress.com/item/1005001621864387.html?spm=a2g0o.productlist.0.0.1fdd43b3UkRIUy&amp;algo_pvid=a00f1170-8bc7-4a5c-9197-c5f35209136e&amp;algo_expid=a00f1170-8bc7-4a5c-9197-c5f35209136e-0&amp;btsid=2100bdf116107298835126362ec475&amp;ws_ab_test=searchweb0_0,searchweb201602_,searchweb201603_</text:a></text:p>
          </table:table-cell>
          <table:table-cell table:style-name="ce1" office:value-type="float" office:value="1.3" calcext:value-type="float">
            <text:p>1.3</text:p>
          </table:table-cell>
          <table:table-cell table:style-name="ce3" office:value-type="string" calcext:value-type="string">
            <text:p><text:a xlink:href="https://tienda.bricogeek.com/sensores-temperatura/986-sensor-de-humedad-y-temperatura-dht11.html?search_query=DHT11&amp;results=1" xlink:type="simple">https://tienda.bricogeek.com/sensores-temperatura/986-sensor-de-humedad-y-temperatura-dht11.html?search_query=DHT11&amp;results=1</text:a>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 calcext:value-type="string">
            <text:p>Cableado</text:p>
          </table:table-cell>
          <table:table-cell table:style-name="ce1" office:value-type="float" office:value="0.7" calcext:value-type="float">
            <text:p>0.7</text:p>
          </table:table-cell>
          <table:table-cell table:style-name="ce3" office:value-type="string" calcext:value-type="string">
            <text:p><text:a xlink:href="https://www.amazon.es/SODIAL-Puente-Hembra-Soldadura-Flexible/dp/B00HUH9GOC/ref=sr_1_3?__mk_es_ES=%C3%85M%C3%85%C5%BD%C3%95%C3%91&amp;crid=1ZVCQCTM9HCAV&amp;dchild=1&amp;keywords=cable+dupont+hembra+hembra&amp;qid=1610729619&amp;s=electronics&amp;sprefix=Cable+DuPont+hembra%2Celectronics%2C172&amp;sr=1-3" xlink:type="simple">https://www.amazon.es/SODIAL-Puente-Hembra-Soldadura-Flexible/dp/B00HUH9GOC/ref=sr_1_3?__mk_es_ES=%C3%85M%C3%85%C5%BD%C3%95%C3%91&amp;crid=1ZVCQCTM9HCAV&amp;dchild=1&amp;keywords=cable+dupont+hembra+hembra&amp;qid=1610729619&amp;s=electronics&amp;sprefix=Cable+DuPont+hembra%2Celectronics%2C172&amp;sr=1-3</text:a></text:p>
          </table:table-cell>
          <table:table-cell table:style-name="ce1" office:value-type="float" office:value="0.2" calcext:value-type="float">
            <text:p>0.2</text:p>
          </table:table-cell>
          <table:table-cell/>
          <table:table-cell table:style-name="ce1" office:value-type="float" office:value="0.2" calcext:value-type="float">
            <text:p>0.2</text:p>
          </table:table-cell>
          <table:table-cell table:style-name="ce3" office:value-type="string" calcext:value-type="string">
            <text:p><text:a xlink:href="https://tienda.bricogeek.com/cables/1363-cables-dupont-hembra-hembra-20-cm-40-unidades.html" xlink:type="simple">https://tienda.bricogeek.com/cables/1363-cables-dupont-hembra-hembra-20-cm-40-unidades.html</text:a></text:p>
          </table:table-cell>
          <table:table-cell table:number-columns-repeated="1016"/>
        </table:table-row>
        <table:table-row table:style-name="ro1">
          <table:table-cell/>
          <table:table-cell table:style-name="ce1" office:value-type="string" calcext:value-type="string">
            <text:p>Fuente alimentacion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Precio por unidad</text:p>
          </table:table-cell>
          <table:table-cell table:style-name="ce2" table:formula="of:=SUM([.C2:.C6])" office:value-type="float" office:value="21.29" calcext:value-type="float">
            <text:p>21.29</text:p>
          </table:table-cell>
          <table:table-cell/>
          <table:table-cell table:style-name="ce2" table:formula="of:=SUM([.E2:.E5])" office:value-type="float" office:value="11.74" calcext:value-type="float">
            <text:p>11.74</text:p>
          </table:table-cell>
          <table:table-cell/>
          <table:table-cell table:style-name="ce2" table:formula="of:=SUM([.G2:.G5])" office:value-type="float" office:value="25.55" calcext:value-type="float">
            <text:p>25.55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2" table:formula="of:=[.C7]*[.B9]" office:value-type="float" office:value="425.8" calcext:value-type="float">
            <text:p>425.8</text:p>
          </table:table-cell>
          <table:table-cell/>
          <table:table-cell table:style-name="ce2" table:formula="of:=[.E7]*[.B9]" office:value-type="float" office:value="234.8" calcext:value-type="float">
            <text:p>234.8</text:p>
          </table:table-cell>
          <table:table-cell/>
          <table:table-cell table:style-name="ce2" table:formula="of:=[.G7]*[.B9]" office:value-type="float" office:value="511" calcext:value-type="float">
            <text:p>511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25 unidades CCS811 a 3,6</text:p>
          </table:table-cell>
          <table:table-cell table:style-name="ce3" office:value-type="string" calcext:value-type="string">
            <text:p><text:a xlink:href="https://www.amazon.es/dp/B074Q2WW1X/ref=sspa_dk_detail_2?pd_rd_i=B074Q27ZBQ&amp;pd_rd_w=4EsNf&amp;pf_rd_p=d0bf136a-58ec-48f9-8cd7-ad11092293d1&amp;pd_rd_wg=GM8l6&amp;pf_rd_r=58HNTMKMJGD7Q06R5JDY&amp;pd_rd_r=5b605aa9-6045-4b3e-adbc-a07bb2699c6b&amp;smid=A1X7QLRQH87QA3&amp;spLa=ZW5jcnlwdGVkUXVhbGlmaWVyPUEyUFRIUFJBTVYzQlBCJmVuY3J5cHRlZElkPUExMDQ0NjExMllRMEg0Q1UyTUdITCZlbmNyeXB0ZWRBZElkPUEwODcyNjc4MUxMRUEyWEpYMTBXWCZ3aWRnZXROYW1lPXNwX2RldGFpbCZhY3Rpb249Y2xpY2tSZWRpcmVjdCZkb05vdExvZ0NsaWNrPXRydWU&amp;th=1" xlink:type="simple">https://www.amazon.es/dp/B074Q2WW1X/ref=sspa_dk_detail_2?pd_rd_i=B074Q27ZBQ&amp;pd_rd_w=4EsNf&amp;pf_rd_p=d0bf136a-58ec-48f9-8cd7-ad11092293d1&amp;pd_rd_wg=GM8l6&amp;pf_rd_r=58HNTMKMJGD7Q06R5JDY&amp;pd_rd_r=5b605aa9-6045-4b3e-adbc-a07bb2699c6b&amp;smid=A1X7QLRQH87QA3&amp;spLa=ZW5jcnlwdGVkUXVhbGlmaWVyPUEyUFRIUFJBTVYzQlBCJmVuY3J5cHRlZElkPUExMDQ0NjExMllRMEg0Q1UyTUdITCZlbmNyeXB0ZWRBZElkPUEwODcyNjc4MUxMRUEyWEpYMTBXWCZ3aWRnZXROYW1lPXNwX2RldGFpbCZhY3Rpb249Y2xpY2tSZWRpcmVjdCZkb05vdExvZ0NsaWNrPXRydWU&amp;th=1</text:a></text:p>
          </table:table-cell>
          <table:table-cell table:number-columns-repeated="1021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6" meta:object-count="0"/>
    <meta:generator>LibreOfficeDev/6.0.5.2$Linux_X86_64 LibreOffice_project/</meta:generator>
  </office:meta>
</office:document-meta>
</file>